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</office:automatic-styles>
  <office:body>
    <office:text text:use-soft-page-breaks="true">
      <text:p text:style-name="P1">Odpowiedzi od ściąg:</text:p>
      <text:p text:style-name="Standard">1.B 2.A,B 3.-<text:s/><text:span text:style-name="T2">4.- 5.- 6.B,C 7.A,D,E,F 8.A,C 9.A 10.- 11.B 12.A,B 13.B 14.-</text:span></text:p>
      <text:p text:style-name="Standard">Odpowiedzi od chat Gpt 3.5:</text:p>
      <text:p text:style-name="Standard">1.D 2.A,B,C 3.B 4.C 5.D 6.B,C,D 7.Wszystko 8.C 9.A 10.B,C,D 11.B,C 12.A 13.B 14.A,D</text:p>
      <text:p text:style-name="Standard">Odpowiedzi od Binga z dostępem do internetu:</text:p>
      <text:p text:style-name="P3">1.B 2.A,B 3.B 4.B 5.D 6.B,C,D 7.A,D,E,F 8.C 9.A 10.C,D,E 11.B,C 12.B 13.B 14.A,D</text:p>
      <text:p text:style-name="P4"/>
      <text:p text:style-name="Standard">pytania 1-9 do sprawdzenia</text:p>
      <text:p text:style-name="Standard"/>
      <text:p text:style-name="Standard">Odpowiedzi od Binga z dostępem do wykładów:</text:p>
      <text:p text:style-name="Standard">1.B 2.A,B 3.B 4.B 5.D 6.B,C,D 7.Wszystko 8.C</text:p>
      <text:p text:style-name="Standard"/>
      <text:p text:style-name="Standard">Odpowiedzi od Binga z wyselekcjonowanych wykładów:</text:p>
      <text:p text:style-name="Standard">1.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ł Rymkiewicz</dc:creator>
    <meta:creation-date>2023-12-31T21:20:00Z</meta:creation-date>
    <dc:date>2024-01-14T22:35:00Z</dc:date>
    <meta:template xlink:href="Normal.dotm" xlink:type="simple"/>
    <meta:editing-cycles>5</meta:editing-cycles>
    <meta:editing-duration>PT5520S</meta:editing-duration>
    <meta:document-statistic meta:page-count="1" meta:paragraph-count="1" meta:word-count="72" meta:character-count="507" meta:row-count="3" meta:non-whitespace-character-count="436"/>
  </office:meta>
</office:document-meta>
</file>